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39cm" fo:min-width="2.0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55cm" fo:min-width="2.0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068cm" fo:min-width="0.90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4.195cm" fo:min-width="0.77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068cm" fo:min-width="0.61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4.93cm" fo:min-width="0.77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655cm" fo:min-width="0.97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1.40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755cm" fo:min-width="0.77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068cm" fo:min-width="0.319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068cm" fo:min-width="9.50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068cm" fo:min-width="5.494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2.29cm" fo:min-width="0.135cm"/>
    </style:style>
    <style:style style:name="gr15" style:family="graphic" style:parent-style-name="standard">
      <style:graphic-properties draw:textarea-horizontal-align="justify" draw:textarea-vertical-align="middle" draw:auto-grow-height="false" fo:min-height="3.26cm" fo:min-width="0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7.47cm" fo:min-width="0.135cm"/>
    </style:style>
    <style:style style:name="gr17" style:family="graphic" style:parent-style-name="standard">
      <style:graphic-properties draw:textarea-horizontal-align="justify" draw:textarea-vertical-align="middle" draw:auto-grow-height="false" fo:min-height="0.068cm" fo:min-width="0.31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355cm" fo:min-width="2.04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068cm" fo:min-width="6.724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2.06cm" fo:min-width="0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068cm" fo:min-width="1.469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775cm" fo:min-width="0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068cm" fo:min-width="5.828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505cm" fo:min-width="0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886cm" fo:min-width="0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3.084cm" fo:min-width="0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22cm" fo:min-width="2.04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1.39cm" fo:min-width="2.04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.185cm" fo:min-width="2.04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1.655cm" fo:min-width="0.77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3.815cm" fo:min-width="0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068cm" fo:min-width="7.717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068cm" fo:min-width="1.167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394cm" fo:min-width="0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007cm" fo:min-width="0.524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068cm" fo:min-width="2.279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5.425cm" fo:min-width="0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1.02cm" fo:min-width="0.97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.744cm" fo:min-width="0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.482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IOP16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I/O Processor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2" draw:layer="layout" svg:width="2.54cm" svg:height="2.64cm" svg:x="10.885cm" svg:y="6.05cm">
          <text:p text:style-name="P2">Program</text:p>
          <text:p text:style-name="P2">Memory</text:p>
          <text:p text:style-name="P2">4 KW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905cm" svg:x="6.74cm" svg:y="6.385cm">
          <text:p text:style-name="P2">Program</text:p>
          <text:p text:style-name="P2">Counte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05cm" svg:height="0.635cm" svg:x="9.28cm" svg:y="7.02cm">
          <text:p text:style-name="P2">12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1.27cm" svg:height="4.445cm" svg:x="4.2cm" svg:y="5.215cm">
          <text:p text:style-name="P2">Mux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7cm" svg:height="0.635cm" svg:x="5.47cm" svg:y="7.02cm">
          <text:p text:style-name="P2">12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635cm" svg:x="13.425cm" svg:y="7.02cm">
          <text:p text:style-name="P2">16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draw:layer="layout" svg:width="1.27cm" svg:height="5.18cm" svg:x="16.645cm" svg:y="1.74cm">
          <text:p text:style-name="P2">Mux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7cm" svg:height="0.635cm" svg:x="15.375cm" svg:y="5.65cm">
          <text:p text:style-name="P2">8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" draw:layer="layout" svg:width="1.47cm" svg:height="1.905cm" svg:x="18.85cm" svg:y="1.94cm">
          <text:p text:style-name="P2">Reg.</text:p>
          <text:p text:style-name="P2">Fil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905cm" svg:x="12.835cm" svg:y="3.01cm">
          <text:p text:style-name="P2">Periph</text:p>
          <text:p text:style-name="P2">Data 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.27cm" svg:height="0.635cm" svg:x="15.375cm" svg:y="3.645cm">
          <text:p text:style-name="P2">8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" draw:layer="layout" svg:width="1.905cm" svg:height="1.27cm" svg:x="1.025cm" svg:y="6.585cm">
          <text:p text:style-name="P2">Adder</text:p>
          <text:p text:style-name="P2">+1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7cm" svg:height="0.635cm" svg:x="2.93cm" svg:y="6.92cm">
          <text:p text:style-name="P2">12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" draw:layer="layout" svg:width="1.27cm" svg:height="2.005cm" svg:x="21.59cm" svg:y="1.84cm">
          <text:p text:style-name="P2">Mux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35cm" svg:height="0.635cm" svg:x="17.915cm" svg:y="2.575cm">
          <text:p text:style-name="P2">8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635cm" svg:x="20.32cm" svg:y="2.575cm">
          <text:p text:style-name="P2">8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" draw:layer="layout" svg:width="11.43cm" svg:height="0.635cm" svg:x="15.875cm" svg:y="0.47cm">
          <text:p text:style-name="P2">8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" draw:layer="layout" svg:width="6.85cm" svg:height="0.635cm" svg:x="15.375cm" svg:y="7.02cm">
          <text:p text:style-name="P2">4 (D9-D12)</text:p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" draw:layer="layout" svg:width="0.635cm" svg:height="2.54cm" svg:x="14.74cm" svg:y="5.6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635cm" svg:height="4.01cm" svg:x="21.935cm" svg:y="3.645cm">
          <text:p text:style-name="P2">4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2" draw:layer="layout" svg:width="0.635cm" svg:height="7.72cm" svg:x="14.74cm" svg:y="5.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905cm" svg:x="23.785cm" svg:y="1.74cm">
          <text:p text:style-name="P2">Periph</text:p>
          <text:p text:style-name="P2">Data 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0.925cm" svg:height="0.635cm" svg:x="22.86cm" svg:y="2.375cm">
          <text:p text:style-name="P2">8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" draw:layer="layout" svg:width="2.54cm" svg:height="1.605cm" svg:x="16.6cm" svg:y="9.525cm">
          <text:p text:style-name="P2">Periph</text:p>
          <text:p text:style-name="P2">Addr 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.27cm" svg:height="0.635cm" svg:x="15.33cm" svg:y="9.86cm">
          <text:p text:style-name="P2">8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" draw:layer="layout" svg:width="8.255cm" svg:height="0.635cm" svg:x="1.95cm" svg:y="4.045cm">
          <text:p text:style-name="P2">12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" draw:layer="layout" svg:width="0.635cm" svg:height="2.64cm" svg:x="1.626cm" svg:y="3.945cm">
          <text:p text:style-name="P2">12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2" draw:layer="layout" svg:width="2.25cm" svg:height="0.635cm" svg:x="1.95cm" svg:y="5.315cm">
          <text:p text:style-name="P2">12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" draw:layer="layout" svg:width="1.905cm" svg:height="1.27cm" svg:x="1.115cm" svg:y="8.49cm">
          <text:p text:style-name="P2">Stack</text:p>
          <text:p text:style-name="P2">/ LIFO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7cm" svg:height="0.635cm" svg:x="2.93cm" svg:y="8.79cm">
          <text:p text:style-name="P2">12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" draw:layer="layout" svg:width="1.905cm" svg:height="1.27cm" svg:x="1.115cm" svg:y="10.93cm">
          <text:p text:style-name="P2">Adder</text:p>
          <text:p text:style-name="P2">+1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0.635cm" svg:height="1.17cm" svg:x="1.75cm" svg:y="9.76cm">
          <text:p text:style-name="P2">12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2" draw:layer="layout" svg:width="7.23cm" svg:height="0.635cm" svg:x="3.02cm" svg:y="11.23cm">
          <text:p text:style-name="P2">12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" draw:layer="layout" svg:width="0.635cm" svg:height="2.005cm" svg:x="15.43cm" svg:y="0.67cm">
          <text:p text:style-name="P2">8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2" draw:layer="layout" svg:width="0.935cm" svg:height="0.635cm" svg:x="15.71cm" svg:y="2.24cm">
          <text:p text:style-name="P2">8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" draw:layer="layout" svg:width="0.635cm" svg:height="2.44cm" svg:x="9.57cm" svg:y="4.58cm">
          <text:p text:style-name="P2">12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2" draw:layer="layout" svg:width="0.635cm" svg:height="3.81cm" svg:x="9.57cm" svg:y="7.755cm">
          <text:p text:style-name="P2">12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2" draw:layer="layout" svg:width="2.54cm" svg:height="1.47cm" svg:x="16.51cm" svg:y="11.865cm">
          <text:p text:style-name="P2">Opcode</text:p>
          <text:p text:style-name="P2">Deco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.27cm" svg:height="0.635cm" svg:x="15.24cm" svg:y="12.265cm">
          <text:p text:style-name="P2">4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" draw:layer="layout" svg:width="2.54cm" svg:height="1.64cm" svg:x="20.255cm" svg:y="9.525cm">
          <text:p text:style-name="P2">Grey</text:p>
          <text:p text:style-name="P2">Co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.27cm" svg:height="0.635cm" svg:x="19.05cm" svg:y="12.265cm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2" draw:layer="layout" svg:width="2.54cm" svg:height="1.435cm" svg:x="20.32cm" svg:y="11.9cm">
          <text:p text:style-name="P2">State</text:p>
          <text:p text:style-name="P2">Ctrl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27cm" svg:height="1.905cm" svg:x="24.965cm" svg:y="7.255cm">
          <text:p text:style-name="P2">AL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635cm" svg:height="4.645cm" svg:x="22.95cm" svg:y="3.01cm">
          <text:p text:style-name="P2">8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2" draw:layer="layout" svg:width="9.39cm" svg:height="0.635cm" svg:x="15.375cm" svg:y="8.29cm">
          <text:p text:style-name="P2">8 (D0-D7)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2" draw:layer="layout" svg:width="1.905cm" svg:height="0.635cm" svg:x="23.06cm" svg:y="7.455cm">
          <text:p text:style-name="P2">8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2" draw:layer="layout" svg:width="0.635cm" svg:height="0.735cm" svg:x="21.29cm" svg:y="11.165cm">
          <text:p text:style-name="P2">3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2" draw:layer="layout" svg:width="1.07cm" svg:height="1.221cm" svg:x="26.163cm" svg:y="8.09cm">
          <text:p text:style-name="P2">Z</text:p>
          <draw:enhanced-geometry svg:viewBox="0 0 21600 21600" draw:text-areas="0 ?f0 ?f5 ?f2" draw:type="right-arrow" draw:modifiers="17142.8571428571 8524.5283018867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" draw:layer="layout" svg:width="3.175cm" svg:height="0.635cm" svg:x="22.86cm" svg:y="12.3cm">
          <text:p text:style-name="P2">CTRL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635cm" svg:x="19.051cm" svg:y="12.265cm">
          <text:p text:style-name="P2">16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635cm" svg:x="26.235cm" svg:y="7.255cm">
          <text:p text:style-name="P2">8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2" draw:layer="layout" svg:width="0.635cm" svg:height="6.485cm" svg:x="26.87cm" svg:y="0.77cm">
          <text:p text:style-name="P2">8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" draw:text-style-name="P2" draw:layer="layout" svg:width="1.47cm" svg:height="1.27cm" svg:x="18.85cm" svg:y="4.915cm">
          <text:p text:style-name="P2">4:16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0.635cm" svg:height="1.135cm" svg:x="19.385cm" svg:y="3.78cm">
          <text:p text:style-name="P2">16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2" draw:layer="layout" svg:width="0.635cm" svg:height="0.835cm" svg:x="19.385cm" svg:y="6.185cm">
          <text:p text:style-name="P2">4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27T20:18:04.652000000</meta:creation-date>
    <dc:date>2021-06-27T21:37:44.757000000</dc:date>
    <meta:editing-duration>PT36M52S</meta:editing-duration>
    <meta:editing-cycles>13</meta:editing-cycles>
    <meta:generator>LibreOffice/7.1.3.2$Windows_X86_64 LibreOffice_project/47f78053abe362b9384784d31a6e56f8511eb1c1</meta:generator>
    <meta:document-statistic meta:object-count="82"/>
  </office:meta>
</office:document-meta>
</file>